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9.431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8.466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8.466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958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958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6.942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7.45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ociate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44" draw:text-style-name="P15" draw:layer="layout" svg:width="9.98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I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1" draw:text-style-name="P17" draw:layer="layout" svg:width="12.288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1-01-03T16:31:58.039525261</dc:date>
    <meta:editing-duration>PT1H30M34S</meta:editing-duration>
    <meta:editing-cycles>17</meta:editing-cycles>
    <meta:document-statistic meta:object-count="266"/>
  </office:meta>
</office:document-meta>
</file>